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none" draw:fill="none" fo:min-height="5.21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3pt" style:font-size-asian="13pt" style:font-size-complex="13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2pt" style:font-size-asian="12pt" style:font-size-complex="12pt"/>
    </style:style>
    <style:style style:name="P9" style:family="paragraph">
      <style:paragraph-properties fo:margin-top="0.42cm" fo:margin-bottom="0.35cm"/>
      <style:text-properties fo:font-size="16pt" style:font-size-asian="16pt" style:font-size-complex="16pt"/>
    </style:style>
    <style:style style:name="P10" style:family="paragraph">
      <style:paragraph-properties fo:margin-top="0.42cm" fo:margin-bottom="0.35cm"/>
      <style:text-properties fo:font-size="14pt" style:font-size-asian="14pt" style:font-size-complex="14pt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C family evolution:</text:span></text:p>
            <text:p><text:span text:style-name="T1">From function pointer to lambda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537cm" presentation:class="title" presentation:user-transformed="true">
          <draw:text-box>
            <text:p>Function Poin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 pointers in 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they are necessary?</text:p>
                <text:list>
                  <text:list-item>
                    <text:p>Functions as argument to other functions</text:p>
                    <text:list>
                      <text:list-item>
                        <text:p>Like when you want to tell the sort function how to behave</text:p>
                      </text:list-item>
                    </text:list>
                  </text:list-item>
                  <text:list-item>
                    <text:p>Callback functions/Listeners</text:p>
                    <text:list>
                      <text:list-item>
                        <text:p>Like when you are implementing a low level library and you want to let the higher level application implement its own function and lower level library use higher level applic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 pointer synt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turn type (* function pointer name) (input types)</text:p>
                <text:list>
                  <text:list-item>
                    <text:p>void * (*foo) (char *, i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e and using function pointer</text:p>
          </draw:text-box>
        </draw:frame>
        <draw:custom-shape draw:style-name="gr2" draw:text-style-name="P2" draw:layer="layout" svg:width="22.098cm" svg:height="14.224cm" svg:x="2.032cm" svg:y="4.572cm">
          <text:p text:style-name="P2">#include &lt;stdio.h&gt;</text:p>
          <text:p text:style-name="P2">void my_int_func(int x)</text:p>
          <text:p text:style-name="P2">{</text:p>
          <text:p text:style-name="P2"><text:s text:c="4"/>printf( "%d\n", x );</text:p>
          <text:p text:style-name="P2">}</text:p>
          <text:p text:style-name="P2"/>
          <text:p text:style-name="P2"/>
          <text:p text:style-name="P2">int main()</text:p>
          <text:p text:style-name="P2">{</text:p>
          <text:p text:style-name="P2"><text:s text:c="4"/>void (*foo)(int);</text:p>
          <text:p text:style-name="P2"><text:s text:c="4"/>foo = &amp;my_int_func;</text:p>
          <text:p text:style-name="P2"/>
          <text:p text:style-name="P2"><text:s text:c="4"/>/* call my_int_func (note that you do not need to write (*foo)(2) ) */</text:p>
          <text:p text:style-name="P2"><text:s text:c="4"/>foo( 2 );</text:p>
          <text:p text:style-name="P2"><text:s text:c="4"/>/* but if you want to, you may */</text:p>
          <text:p text:style-name="P2"><text:s text:c="4"/>(*foo)( 2 );</text:p>
          <text:p text:style-name="P2"/>
          <text:p text:style-name="P2"><text:s text:c="4"/>return 0;</text:p>
          <text:p text:style-name="P2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ort example</text:p>
          </draw:text-box>
        </draw:frame>
        <draw:custom-shape draw:style-name="gr2" draw:text-style-name="P3" draw:layer="layout" svg:width="12.446cm" svg:height="14.224cm" svg:x="2.286cm" svg:y="4.572cm">
          <text:p text:style-name="P2"><text:span text:style-name="T2">#include &lt;stdlib.h&gt;</text:span></text:p>
          <text:p text:style-name="P2"><text:span text:style-name="T2"/></text:p>
          <text:p text:style-name="P2"><text:span text:style-name="T2">int int_sorter( const void *first_arg, const void *second_arg )</text:span></text:p>
          <text:p text:style-name="P2"><text:span text:style-name="T2">{</text:span></text:p>
          <text:p text:style-name="P2"><text:span text:style-name="T2"><text:s text:c="4"/></text:span><text:span text:style-name="T2">int first = *(int*)first_arg;</text:span></text:p>
          <text:p text:style-name="P2"><text:span text:style-name="T2"><text:s text:c="4"/></text:span><text:span text:style-name="T2">int second = *(int*)second_arg;</text:span></text:p>
          <text:p text:style-name="P2"><text:span text:style-name="T2"><text:s text:c="4"/></text:span><text:span text:style-name="T2">if ( first &lt; second )</text:span></text:p>
          <text:p text:style-name="P2"><text:span text:style-name="T2"><text:s text:c="4"/></text:span><text:span text:style-name="T2">{</text:span></text:p>
          <text:p text:style-name="P2"><text:span text:style-name="T2"><text:s text:c="8"/></text:span><text:span text:style-name="T2">return -1;</text:span></text:p>
          <text:p text:style-name="P2"><text:span text:style-name="T2"><text:s text:c="4"/></text:span><text:span text:style-name="T2">}</text:span></text:p>
          <text:p text:style-name="P2"><text:span text:style-name="T2"><text:s text:c="4"/></text:span><text:span text:style-name="T2">else if ( first == second )</text:span></text:p>
          <text:p text:style-name="P2"><text:span text:style-name="T2"><text:s text:c="4"/></text:span><text:span text:style-name="T2">{</text:span></text:p>
          <text:p text:style-name="P2"><text:span text:style-name="T2"><text:s text:c="8"/></text:span><text:span text:style-name="T2">return 0;</text:span></text:p>
          <text:p text:style-name="P2"><text:span text:style-name="T2"><text:s text:c="4"/></text:span><text:span text:style-name="T2">}</text:span></text:p>
          <text:p text:style-name="P2"><text:span text:style-name="T2"><text:s text:c="4"/></text:span><text:span text:style-name="T2">else</text:span></text:p>
          <text:p text:style-name="P2"><text:span text:style-name="T2"><text:s text:c="4"/></text:span><text:span text:style-name="T2">{</text:span></text:p>
          <text:p text:style-name="P2"><text:span text:style-name="T2"><text:s text:c="8"/></text:span><text:span text:style-name="T2">return 1;</text:span></text:p>
          <text:p text:style-name="P2"><text:span text:style-name="T2"><text:s text:c="4"/></text:span><text:span text:style-name="T2">}</text:span></text:p>
          <text:p text:style-name="P2"><text:span text:style-name="T2">}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06cm" svg:height="14.224cm" svg:x="16.256cm" svg:y="4.572cm">
          <text:p text:style-name="P2"><text:span text:style-name="T2">int main()</text:span></text:p>
          <text:p text:style-name="P2"><text:span text:style-name="T2">{</text:span></text:p>
          <text:p text:style-name="P2"><text:span text:style-name="T2"><text:s text:c="4"/></text:span><text:span text:style-name="T2">int array[10];</text:span></text:p>
          <text:p text:style-name="P2"><text:span text:style-name="T2"><text:s text:c="4"/></text:span><text:span text:style-name="T2">int i;</text:span></text:p>
          <text:p text:style-name="P2"><text:span text:style-name="T2"><text:s text:c="4"/></text:span><text:span text:style-name="T2">/* fill array */</text:span></text:p>
          <text:p text:style-name="P2"><text:span text:style-name="T2"><text:s text:c="4"/></text:span><text:span text:style-name="T2">for ( i = 0; i &lt; 10; ++i )</text:span></text:p>
          <text:p text:style-name="P2"><text:span text:style-name="T2"><text:s text:c="4"/></text:span><text:span text:style-name="T2">{</text:span></text:p>
          <text:p text:style-name="P2"><text:span text:style-name="T2"><text:s text:c="8"/></text:span><text:span text:style-name="T2">array[ i ] = 10 - i;</text:span></text:p>
          <text:p text:style-name="P2"><text:span text:style-name="T2"><text:s text:c="4"/></text:span><text:span text:style-name="T2">}</text:span></text:p>
          <text:p text:style-name="P2"><text:span text:style-name="T2"><text:s text:c="4"/></text:span></text:p>
          <text:p text:style-name="P2"><text:span text:style-name="T2"><text:s text:c="4"/></text:span><text:span text:style-name="T2">Int (*comp) (const void*, const void*);</text:span></text:p>
          <text:p text:style-name="P2"><text:span text:style-name="T2"><text:s text:c="4"/></text:span><text:span text:style-name="T2">Comp = &amp;int_sorter; </text:span></text:p>
          <text:p text:style-name="P2"><text:span text:style-name="T2"><text:s text:c="4"/></text:span><text:span text:style-name="T3">qsort( array, 10 , sizeof( int ), int_sorter );</text:span></text:p>
          <text:p text:style-name="P2"><text:span text:style-name="T3"><text:s text:c="4"/></text:span><text:span text:style-name="T3">// Second solution</text:span></text:p>
          <text:p text:style-name="P2"><text:span text:style-name="T3"><text:s text:c="4"/></text:span><text:span text:style-name="T3">//qsort( array, 10 , sizeof( int ), comp );</text:span></text:p>
          <text:p text:style-name="P2"><text:span text:style-name="T2"><text:s text:c="4"/></text:span><text:span text:style-name="T2">for ( i = 0; i &lt; 10; ++i )</text:span></text:p>
          <text:p text:style-name="P2"><text:span text:style-name="T2"><text:s text:c="4"/></text:span><text:span text:style-name="T2">{</text:span></text:p>
          <text:p text:style-name="P2"><text:span text:style-name="T2"><text:s text:c="8"/></text:span><text:span text:style-name="T2">printf ( "%d\n" ,array[ i ] 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Using Polymorphism and Virtual Functions Instead of Function Pointers in C++</text:span></text:p>
          </draw:text-box>
        </draw:frame>
        <draw:custom-shape draw:style-name="gr2" draw:text-style-name="P3" draw:layer="layout" svg:width="10.668cm" svg:height="11.684cm" svg:x="2.324cm" svg:y="5.372cm">
          <text:p text:style-name="P2"><text:span text:style-name="T2">class Sorter</text:span></text:p>
          <text:p text:style-name="P2"><text:span text:style-name="T2">{</text:span></text:p>
          <text:p text:style-name="P2"><text:span text:style-name="T2"><text:s text:c="4"/></text:span><text:span text:style-name="T2">public:</text:span></text:p>
          <text:p text:style-name="P2"><text:span text:style-name="T2"><text:s text:c="4"/></text:span><text:span text:style-name="T3">virtual int compare (const void *first, </text:span></text:p>
          <text:p text:style-name="P2"><text:span text:style-name="T3"><text:s text:c="35"/></text:span><text:span text:style-name="T3">const void *second) = 0;</text:span></text:p>
          <text:p text:style-name="P2"><text:span text:style-name="T2">};</text:span></text:p>
          <text:p text:style-name="P2"><text:span text:style-name="T2"/></text:p>
          <text:p text:style-name="P2"><text:span text:style-name="T2">// cpp_qsort, a qsort using C++ features </text:span></text:p>
          <text:p text:style-name="P2"><text:span text:style-name="T2">// like virtual functions</text:span></text:p>
          <text:p text:style-name="P2"><text:span text:style-name="T2">void cpp_qsort(void *base, size_t nmemb, </text:span></text:p>
          <text:p text:style-name="P2"><text:span text:style-name="T2"><text:s text:c="25"/></text:span><text:span text:style-name="T2">size_t size, </text:span><text:span text:style-name="T3">Sorter *compar</text:span><text:span text:style-name="T2">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43cm" svg:height="11.684cm" svg:x="14.478cm" svg:y="5.334cm">
          <text:p text:style-name="P2"><text:span text:style-name="T3">class AscendSorter : public Sorter</text:span></text:p>
          <text:p text:style-name="P2"><text:span text:style-name="T2">{</text:span></text:p>
          <text:p text:style-name="P2"><text:span text:style-name="T2"/></text:p>
          <text:p text:style-name="P2"><text:span text:style-name="T2"><text:s text:c="4"/></text:span><text:span text:style-name="T3">virtual int compare (const void*, const void*)</text:span></text:p>
          <text:p text:style-name="P2"><text:span text:style-name="T2"><text:s text:c="4"/></text:span><text:span text:style-name="T2">{</text:span></text:p>
          <text:p text:style-name="P2"><text:span text:style-name="T2"><text:s text:c="8"/></text:span><text:span text:style-name="T2">int first = *(int*)first_arg;</text:span></text:p>
          <text:p text:style-name="P2"><text:span text:style-name="T2"><text:s text:c="8"/></text:span><text:span text:style-name="T2">int second = *(int*)second_arg;</text:span></text:p>
          <text:p text:style-name="P2"><text:span text:style-name="T2"><text:s text:c="8"/></text:span><text:span text:style-name="T2">if ( first &lt; second )</text:span></text:p>
          <text:p text:style-name="P2"><text:span text:style-name="T2"><text:s text:c="8"/></text:span><text:span text:style-name="T2">{</text:span></text:p>
          <text:p text:style-name="P2"><text:span text:style-name="T2"><text:s text:c="12"/></text:span><text:span text:style-name="T2">return -1;</text:span></text:p>
          <text:p text:style-name="P2"><text:span text:style-name="T2"><text:s text:c="8"/></text:span><text:span text:style-name="T2">}</text:span></text:p>
          <text:p text:style-name="P2"><text:span text:style-name="T2"><text:s text:c="8"/></text:span><text:span text:style-name="T2">else if ( first == second )</text:span></text:p>
          <text:p text:style-name="P2"><text:span text:style-name="T2"><text:s text:c="8"/></text:span><text:span text:style-name="T2">{</text:span></text:p>
          <text:p text:style-name="P2"><text:span text:style-name="T2"><text:s text:c="12"/></text:span><text:span text:style-name="T2">return 0;</text:span></text:p>
          <text:p text:style-name="P2"><text:span text:style-name="T2"><text:s text:c="8"/></text:span><text:span text:style-name="T2">}</text:span></text:p>
          <text:p text:style-name="P2"><text:span text:style-name="T2"><text:s text:c="8"/></text:span><text:span text:style-name="T2">else</text:span></text:p>
          <text:p text:style-name="P2"><text:span text:style-name="T2"><text:s text:c="8"/></text:span><text:span text:style-name="T2">{</text:span></text:p>
          <text:p text:style-name="P2"><text:span text:style-name="T2"><text:s text:c="12"/></text:span><text:span text:style-name="T2">return 1;</text:span></text:p>
          <text:p text:style-name="P2"><text:span text:style-name="T2"><text:s text:c="8"/></text:span><text:span text:style-name="T2">}</text:span></text:p>
          <text:p text:style-name="P2"><text:span text:style-name="T2"><text:s text:c="4"/></text:span><text:span text:style-name="T2">}</text:span></text:p>
          <text:p text:style-name="P2"><text:span text:style-name="T2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622cm" svg:height="1.778cm" svg:x="2.286cm" svg:y="17.526cm">
          <text:p text:style-name="P2"><text:span text:style-name="T2">Sorter * asorter = new AscendSorter();</text:span></text:p>
          <text:p text:style-name="P2"><text:span text:style-name="T2">cpp_qsort(array, 10, sizeof(int), asorter);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537cm" presentation:class="title" presentation:user-transformed="true">
          <draw:text-box>
            <text:p>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ors: Function Objects in C++</text:p>
          </draw:text-box>
        </draw:frame>
        <draw:custom-shape draw:style-name="gr2" draw:text-style-name="P3" draw:layer="layout" svg:width="22.822cm" svg:height="10.884cm" svg:x="2.324cm" svg:y="4.372cm">
          <text:p text:style-name="P2"><text:span text:style-name="T2">class Message</text:span></text:p>
          <text:p text:style-name="P2"><text:span text:style-name="T2">{</text:span></text:p>
          <text:p text:style-name="P2"><text:span text:style-name="T2"><text:s text:c="4"/></text:span><text:span text:style-name="T2">public:</text:span></text:p>
          <text:p text:style-name="P2"><text:span text:style-name="T2"><text:s text:c="8"/></text:span><text:span text:style-name="T2">std::string getHeader (const std::string&amp; header_name) const;</text:span></text:p>
          <text:p text:style-name="P2"><text:span text:style-name="T2"><text:s text:c="8"/></text:span><text:span text:style-name="T2">// other methods...</text:span></text:p>
          <text:p text:style-name="P2"><text:span text:style-name="T2">};</text:span></text:p>
          <text:p text:style-name="P2"><text:span text:style-name="T2"><text:s/></text:span></text:p>
          <text:p text:style-name="P2"><text:span text:style-name="T2">class MessageSorter</text:span></text:p>
          <text:p text:style-name="P2"><text:span text:style-name="T2">{</text:span></text:p>
          <text:p text:style-name="P2"><text:span text:style-name="T2"><text:s text:c="4"/></text:span><text:span text:style-name="T2">public:</text:span></text:p>
          <text:p text:style-name="P2"><text:span text:style-name="T2"><text:s text:c="8"/></text:span><text:span text:style-name="T2">// take the field to sort by in the constructor</text:span></text:p>
          <text:p text:style-name="P2"><text:span text:style-name="T2"><text:s text:c="8"/></text:span><text:span text:style-name="T2">MessageSorter (const std::string&amp; field) : _field( field ) {}</text:span></text:p>
          <text:p text:style-name="P2"><text:span text:style-name="T2"><text:s text:c="8"/></text:span><text:span text:style-name="T3">bool operator ()(const Message&amp; lhs, const Message&amp; rhs)</text:span></text:p>
          <text:p text:style-name="P2"><text:span text:style-name="T2"><text:s text:c="8"/></text:span><text:span text:style-name="T2">{</text:span></text:p>
          <text:p text:style-name="P2"><text:span text:style-name="T2"><text:s text:c="12"/></text:span><text:span text:style-name="T2">// get the field to sort by and make the comparison</text:span></text:p>
          <text:p text:style-name="P2"><text:span text:style-name="T2"><text:s text:c="12"/></text:span><text:span text:style-name="T2">return lhs.getHeader( _field ) &lt; rhs.getHeader( _field );</text:span></text:p>
          <text:p text:style-name="P2"><text:span text:style-name="T2"><text:s text:c="8"/></text:span><text:span text:style-name="T2">}</text:span></text:p>
          <text:p text:style-name="P2"><text:span text:style-name="T2"><text:s text:c="4"/></text:span><text:span text:style-name="T2">private:</text:span></text:p>
          <text:p text:style-name="P2"><text:span text:style-name="T2"><text:s text:c="8"/></text:span><text:span text:style-name="T2">std::string _field;</text:span></text:p>
          <text:p text:style-name="P2"><text:span text:style-name="T2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22cm" svg:height="3.638cm" svg:x="2.286cm" svg:y="15.812cm">
          <text:p text:style-name="P2"><text:span text:style-name="T2">std::vector&lt;Message&gt; messages;</text:span></text:p>
          <text:p text:style-name="P2"><text:span text:style-name="T2">// read in messages</text:span></text:p>
          <text:p text:style-name="P2"><text:span text:style-name="T2">MessageSorter comparator;</text:span></text:p>
          <text:p text:style-name="P2"><text:span text:style-name="T3">sort( messages.begin(), messages.end(), comparator ); </text:span></text:p>
          <text:p text:style-name="P2"><text:span text:style-name="T3">/</text:span><text:span text:style-name="T5">/Actually you are passing an object and not a function! Beautiful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tage of Fun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ually you are passing an object and not a function.</text:p>
              </text:list-item>
              <text:list-item>
                <text:p>You could also ask then why to override the operator? We could use a function of that class.</text:p>
              </text:list-item>
              <text:list-item>
                <text:p>But actually functor makes C++ backward compatible.</text:p>
              </text:list-item>
              <text:list-item>
                <text:p>H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ors, Function Pointers, and Templates</text:p>
          </draw:text-box>
        </draw:frame>
        <draw:custom-shape draw:style-name="gr2" draw:text-style-name="P3" draw:layer="layout" svg:width="22.822cm" svg:height="13.662cm" svg:x="1.524cm" svg:y="5.388cm">
          <text:p text:style-name="P2"><text:span text:style-name="T2">#include &lt;string&gt;</text:span></text:p>
          <text:p text:style-name="P2"><text:span text:style-name="T2">#include &lt;vector&gt;</text:span></text:p>
          <text:p text:style-name="P2"><text:span text:style-name="T2"/></text:p>
          <text:p text:style-name="P2"><text:span text:style-name="T2">class AddressBook</text:span></text:p>
          <text:p text:style-name="P2"><text:span text:style-name="T2">{</text:span></text:p>
          <text:p text:style-name="P2"><text:span text:style-name="T2"><text:s text:c="4"/></text:span><text:span text:style-name="T2">public:</text:span></text:p>
          <text:p text:style-name="P2"><text:span text:style-name="T2"><text:s text:c="4"/></text:span><text:span text:style-name="T2">// </text:span><text:span text:style-name="T3">using a template allows us to ignore the differences between functors, function pointers </text:span></text:p>
          <text:p text:style-name="P2"><text:span text:style-name="T2"><text:s text:c="4"/></text:span><text:span text:style-name="T2">// and lambda</text:span></text:p>
          <text:p text:style-name="P2"><text:span text:style-name="T2"><text:s text:c="4"/></text:span><text:span text:style-name="T3">template&lt;typename Func&gt;</text:span></text:p>
          <text:p text:style-name="P2"><text:span text:style-name="T2"><text:s text:c="4"/></text:span><text:span text:style-name="T2">std::vector&lt;std::string&gt; findMatchingAddresses (</text:span><text:span text:style-name="T3">Func func</text:span><text:span text:style-name="T2">)</text:span></text:p>
          <text:p text:style-name="P2"><text:span text:style-name="T2"><text:s text:c="4"/></text:span><text:span text:style-name="T2">{ </text:span></text:p>
          <text:p text:style-name="P2"><text:span text:style-name="T2"><text:s text:c="8"/></text:span><text:span text:style-name="T2">std::vector&lt;std::string&gt; results;</text:span></text:p>
          <text:p text:style-name="P2"><text:span text:style-name="T2"><text:s text:c="8"/></text:span><text:span text:style-name="T2">for ( auto itr = _addresses.begin(), end = _addresses.end(); itr != end; ++itr )</text:span></text:p>
          <text:p text:style-name="P2"><text:span text:style-name="T2"><text:s text:c="8"/></text:span><text:span text:style-name="T2">{</text:span></text:p>
          <text:p text:style-name="P2"><text:span text:style-name="T2"><text:s text:c="12"/></text:span><text:span text:style-name="T2">// call the function passed into findMatchingAddresses and see if it matches</text:span></text:p>
          <text:p text:style-name="P2"><text:span text:style-name="T2"><text:s text:c="12"/></text:span><text:span text:style-name="T2">if ( </text:span><text:span text:style-name="T3">func( *itr )</text:span><text:span text:style-name="T2"> )</text:span></text:p>
          <text:p text:style-name="P2"><text:span text:style-name="T2"><text:s text:c="12"/></text:span><text:span text:style-name="T2">{</text:span></text:p>
          <text:p text:style-name="P2"><text:span text:style-name="T2"><text:s text:c="16"/></text:span><text:span text:style-name="T2">results.push_back( *itr );</text:span></text:p>
          <text:p text:style-name="P2"><text:span text:style-name="T2"><text:s text:c="12"/></text:span><text:span text:style-name="T2">}</text:span></text:p>
          <text:p text:style-name="P2"><text:span text:style-name="T2"><text:s text:c="8"/></text:span><text:span text:style-name="T2">}</text:span></text:p>
          <text:p text:style-name="P2"><text:span text:style-name="T2"><text:s text:c="8"/></text:span><text:span text:style-name="T2">return results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2">private:</text:span></text:p>
          <text:p text:style-name="P2"><text:span text:style-name="T2"><text:s text:c="4"/></text:span><text:span text:style-name="T2">std::vector&lt;std::string&gt; _addresses;</text:span></text:p>
          <text:p text:style-name="P2"><text:span text:style-name="T2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ors vs. Virtual Functions</text:p>
          </draw:text-box>
        </draw:frame>
        <draw:custom-shape draw:style-name="gr2" draw:text-style-name="P6" draw:layer="layout" svg:width="22.822cm" svg:height="4.772cm" svg:x="1.524cm" svg:y="5.388cm">
          <text:p text:style-name="P2"><text:span text:style-name="T6">template &lt;FuncType&gt;</text:span></text:p>
          <text:p text:style-name="P2"><text:span text:style-name="T6">int doMath (int x, int y, FuncType func)</text:span></text:p>
          <text:p text:style-name="P2"><text:span text:style-name="T6">{</text:span></text:p>
          <text:p text:style-name="P2"><text:span text:style-name="T6"><text:s text:c="4"/></text:span><text:span text:style-name="T6">return func( x, y );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2.822cm" svg:height="6.746cm" svg:x="1.524cm" svg:y="11.288cm">
          <text:p text:style-name="P2"><text:span text:style-name="T6">class MathComputer</text:span></text:p>
          <text:p text:style-name="P2"><text:span text:style-name="T6">{</text:span></text:p>
          <text:p text:style-name="P2"><text:span text:style-name="T6"><text:s text:c="4"/></text:span><text:span text:style-name="T6">virtual int computeResult (int x, int y) = 0;</text:span></text:p>
          <text:p text:style-name="P2"><text:span text:style-name="T6">};</text:span></text:p>
          <text:p text:style-name="P2"><text:span text:style-name="T6"><text:s/></text:span></text:p>
          <text:p text:style-name="P2"><text:span text:style-name="T6">doMath (int x, int y, MathComputer* p_computer)</text:span></text:p>
          <text:p text:style-name="P2"><text:span text:style-name="T6">{</text:span></text:p>
          <text:p text:style-name="P2"><text:span text:style-name="T6"><text:s text:c="4"/></text:span><text:span text:style-name="T6">return p_computer-&gt;computeResult( x, y );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537cm" presentation:class="title" presentation:user-transformed="true">
          <draw:text-box>
            <text:p>Lambda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Lambda Syntax</text:p>
          </draw:text-box>
        </draw:frame>
        <draw:custom-shape draw:style-name="gr2" draw:text-style-name="P6" draw:layer="layout" svg:width="22.822cm" svg:height="7.058cm" svg:x="1.524cm" svg:y="5.388cm">
          <text:p text:style-name="P2"><text:span text:style-name="T6">#include &lt;iostream&gt;</text:span></text:p>
          <text:p text:style-name="P2"><text:span text:style-name="T6"/></text:p>
          <text:p text:style-name="P2"><text:span text:style-name="T6">using namespace std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s text:c="4"/></text:span><text:span text:style-name="T6">auto func = [] () { cout &lt;&lt; "Hello world"; };</text:span></text:p>
          <text:p text:style-name="P2"><text:span text:style-name="T6"><text:s text:c="4"/></text:span><text:span text:style-name="T6">func(); // now call the function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 example</text:p>
          </draw:text-box>
        </draw:frame>
        <draw:custom-shape draw:style-name="gr2" draw:text-style-name="P6" draw:layer="layout" svg:width="22.822cm" svg:height="6.804cm" svg:x="1.524cm" svg:y="5.388cm">
          <text:p text:style-name="P2"><text:span text:style-name="T6">AddressBook global_address_book;</text:span></text:p>
          <text:p text:style-name="P2"><text:span text:style-name="T6"/></text:p>
          <text:p text:style-name="P2"><text:span text:style-name="T6">vector&lt;string&gt; findAddressesFromOrgs ()</text:span></text:p>
          <text:p text:style-name="P2"><text:span text:style-name="T6">{</text:span></text:p>
          <text:p text:style-name="P2"><text:span text:style-name="T6"><text:s text:c="4"/></text:span><text:span text:style-name="T6">return global_address_book.findMatchingAddresses( </text:span></text:p>
          <text:p text:style-name="P2"><text:span text:style-name="T6"><text:s text:c="8"/></text:span><text:span text:style-name="T6">// we're declaring a lambda here; the [] signals the start</text:span></text:p>
          <text:p text:style-name="P2"><text:span text:style-name="T6"><text:s text:c="8"/></text:span><text:span text:style-name="T6">[] (const string&amp; addr) { return addr.find( ".org" ) != string::npos; } </text:span></text:p>
          <text:p text:style-name="P2"><text:span text:style-name="T6"><text:s text:c="4"/></text:span><text:span text:style-name="T6">);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 capture in lambda</text:p>
          </draw:text-box>
        </draw:frame>
        <draw:custom-shape draw:style-name="gr2" draw:text-style-name="P6" draw:layer="layout" svg:width="22.822cm" svg:height="6.804cm" svg:x="1.524cm" svg:y="5.388cm">
          <text:p text:style-name="P2"><text:span text:style-name="T6">// read in the name from a user, which we want to search</text:span></text:p>
          <text:p text:style-name="P2"><text:span text:style-name="T6">string name;</text:span></text:p>
          <text:p text:style-name="P2"><text:span text:style-name="T6">cin&gt;&gt; </text:span><text:span text:style-name="T7">name</text:span><text:span text:style-name="T6">;</text:span></text:p>
          <text:p text:style-name="P2"><text:span text:style-name="T6">return global_address_book.findMatchingAddresses( </text:span></text:p>
          <text:p text:style-name="P2"><text:span text:style-name="T6"><text:s text:c="4"/></text:span><text:span text:style-name="T6">// notice that the lambda function uses the the variable 'name'</text:span></text:p>
          <text:p text:style-name="P2"><text:span text:style-name="T6"><text:s text:c="4"/></text:span><text:span text:style-name="T7">[&amp;]</text:span><text:span text:style-name="T6"> (const string&amp; addr) { return addr.find( </text:span><text:span text:style-name="T7">name</text:span><text:span text:style-name="T6"> ) != string::npos; } </text:span></text:p>
          <text:p text:style-name="P2"><text:span text:style-name="T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lambda in for_each</text:p>
          </draw:text-box>
        </draw:frame>
        <draw:custom-shape draw:style-name="gr2" draw:text-style-name="P6" draw:layer="layout" svg:width="22.822cm" svg:height="5.788cm" svg:x="1.524cm" svg:y="5.388cm">
          <text:p text:style-name="P2"><text:span text:style-name="T6">vector&lt;int&gt; v;</text:span></text:p>
          <text:p text:style-name="P2"><text:span text:style-name="T6">v.push_back( 1 );</text:span></text:p>
          <text:p text:style-name="P2"><text:span text:style-name="T6">v.push_back( 2 );</text:span></text:p>
          <text:p text:style-name="P2"><text:span text:style-name="T6">//...</text:span></text:p>
          <text:p text:style-name="P2"><text:span text:style-name="T6">for ( auto itr = v.begin(), end = v.end(); itr != end; itr++ )</text:span></text:p>
          <text:p text:style-name="P2"><text:span text:style-name="T6">{</text:span></text:p>
          <text:p text:style-name="P2"><text:span text:style-name="T6"><text:s text:c="4"/></text:span><text:span text:style-name="T6">cout &lt;&lt; *itr;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2.822cm" svg:height="5.804cm" svg:x="1.524cm" svg:y="11.8cm">
          <text:p text:style-name="P2"><text:span text:style-name="T6">vector&lt;int&gt; v;</text:span></text:p>
          <text:p text:style-name="P2"><text:span text:style-name="T6">v.push_back( 1 );</text:span></text:p>
          <text:p text:style-name="P2"><text:span text:style-name="T6">v.push_back( 2 );</text:span></text:p>
          <text:p text:style-name="P2"><text:span text:style-name="T6">//...</text:span></text:p>
          <text:p text:style-name="P2"><text:span text:style-name="T6">for_each( v.begin(), v.end(), [] (int val){ cout &lt;&lt; val;} );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3.049cm" svg:height="1.207cm" svg:x="1.335cm" svg:y="18.034cm">
          <draw:text-box>
            <text:p text:style-name="P7"><text:span text:style-name="T8">for_each has about the same performance, and is </text:span><text:span text:style-name="T9">sometimes even faster</text:span><text:span text:style-name="T8"> than a regular for loop. (The reason: it can take advantage of loop unrolling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on lambda</text:p>
          </draw:text-box>
        </draw:frame>
        <draw:custom-shape draw:style-name="gr2" draw:text-style-name="P6" draw:layer="layout" svg:width="22.822cm" svg:height="7.058cm" svg:x="1.524cm" svg:y="5.388cm">
          <text:p text:style-name="P2"><text:span text:style-name="T6">using namespace std;</text:span></text:p>
          <text:p text:style-name="P2"><text:span text:style-name="T6">#include &lt;iostream&gt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s text:c="4"/></text:span><text:span text:style-name="T6">// You can directly call the lambda function.</text:span></text:p>
          <text:p text:style-name="P2"><text:span text:style-name="T6"><text:s text:c="4"/></text:span><text:span text:style-name="T6">//Also you can remove the parameters if there is none.</text:span></text:p>
          <text:p text:style-name="P2"><text:span text:style-name="T6"/></text:p>
          <text:p text:style-name="P2"><text:span text:style-name="T6"><text:s text:c="4"/></text:span><text:span text:style-name="T6">[] { cout &lt;&lt; "Hello Wold!"; }();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 value</text:p>
          </draw:text-box>
        </draw:frame>
        <draw:custom-shape draw:style-name="gr2" draw:text-style-name="P6" draw:layer="layout" svg:width="22.822cm" svg:height="2.286cm" svg:x="1.524cm" svg:y="7.112cm">
          <text:p text:style-name="P2"><text:span text:style-name="T6">[] () { return 1; } // compiler knows this returns an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2.822cm" svg:height="2.286cm" svg:x="1.524cm" svg:y="10.16cm">
          <text:p text:style-name="P2"><text:span text:style-name="T6">[] () -&gt; int { return 1; } // now we're telling the compiler what we w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 closure</text:p>
          </draw:text-box>
        </draw:frame>
        <draw:custom-shape draw:style-name="gr2" draw:text-style-name="P6" draw:layer="layout" svg:width="16.51cm" svg:height="6.858cm" svg:x="4.572cm" svg:y="6.858cm">
          <text:p text:style-name="P2"><text:span text:style-name="T6">[]</text:span><text:span text:style-name="T6"><text:tab/></text:span><text:span text:style-name="T6">Capture nothing (or, a scorched earth strategy?)</text:span></text:p>
          <text:p text:style-name="P2"><text:span text:style-name="T6">[&amp;]</text:span><text:span text:style-name="T6"><text:tab/></text:span><text:span text:style-name="T6">Capture any referenced variable by reference</text:span></text:p>
          <text:p text:style-name="P2"><text:span text:style-name="T6">[=]</text:span><text:span text:style-name="T6"><text:tab/></text:span><text:span text:style-name="T6">Capture any referenced variable by making a copy</text:span></text:p>
          <text:p text:style-name="P2"><text:span text:style-name="T6">[=, &amp;foo]</text:span><text:span text:style-name="T6"><text:tab/></text:span><text:span text:style-name="T6">Capture any referenced variable by making a copy,</text:span></text:p>
          <text:p text:style-name="P2"><text:span text:style-name="T6"><text:s text:c="17"/></text:span><text:span text:style-name="T6">but capture variable foo by reference</text:span></text:p>
          <text:p text:style-name="P2"><text:span text:style-name="T6">[bar]</text:span><text:span text:style-name="T6"><text:tab/></text:span><text:span text:style-name="T6">Capture bar by making a copy; don't copy anything else</text:span></text:p>
          <text:p text:style-name="P2"><text:span text:style-name="T6">[this]</text:span><text:span text:style-name="T6"><text:tab/></text:span><text:span text:style-name="T6">Capture the this pointer of the enclosing cla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 example</text:p>
          </draw:text-box>
        </draw:frame>
        <draw:custom-shape draw:style-name="gr2" draw:text-style-name="P6" draw:layer="layout" svg:width="23.114cm" svg:height="12.446cm" svg:x="2.286cm" svg:y="5.08cm">
          <text:p text:style-name="P2"><text:span text:style-name="T6">class Foo</text:span></text:p>
          <text:p text:style-name="P2"><text:span text:style-name="T6">{</text:span></text:p>
          <text:p text:style-name="P2"><text:span text:style-name="T6">public:</text:span></text:p>
          <text:p text:style-name="P2"><text:span text:style-name="T6"><text:s text:c="4"/></text:span><text:span text:style-name="T6">Foo () : _x( 3 ) {}</text:span></text:p>
          <text:p text:style-name="P2"><text:span text:style-name="T6"><text:s text:c="4"/></text:span><text:span text:style-name="T6">void func ()</text:span></text:p>
          <text:p text:style-name="P2"><text:span text:style-name="T6"><text:s text:c="4"/></text:span><text:span text:style-name="T6">{</text:span></text:p>
          <text:p text:style-name="P2"><text:span text:style-name="T6"><text:s text:c="8"/></text:span><text:span text:style-name="T6">// a very silly, but illustrative way of printing out the value of _x</text:span></text:p>
          <text:p text:style-name="P2"><text:span text:style-name="T6"><text:s text:c="8"/></text:span><text:span text:style-name="T6">[this] () { cout &lt;&lt; _x; } ();</text:span></text:p>
          <text:p text:style-name="P2"><text:span text:style-name="T6"><text:s text:c="4"/></text:span><text:span text:style-name="T6">}</text:span></text:p>
          <text:p text:style-name="P2"><text:span text:style-name="T6"/></text:p>
          <text:p text:style-name="P2"><text:span text:style-name="T6">private:</text:span></text:p>
          <text:p text:style-name="P2"><text:span text:style-name="T6"><text:s text:c="8"/></text:span><text:span text:style-name="T6">int _x;</text:span></text:p>
          <text:p text:style-name="P2"><text:span text:style-name="T6">}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s text:c="4"/></text:span><text:span text:style-name="T6">Foo f;</text:span></text:p>
          <text:p text:style-name="P2"><text:span text:style-name="T6"><text:s text:c="4"/></text:span><text:span text:style-name="T6">f.func();</text:span></text:p>
          <text:p text:style-name="P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are Lambda Closures Implemented?</text:p>
          </draw:text-box>
        </draw:frame>
        <draw:frame draw:style-name="gr4" draw:text-style-name="P9" draw:layer="layout" svg:width="24.384cm" svg:height="5.465cm" svg:x="1.524cm" svg:y="6.219cm">
          <draw:text-box>
            <text:p text:style-name="P7"><text:span text:style-name="T10">How does the magic of variable capture really work?</text:span></text:p>
            <text:p text:style-name="P7"><text:span text:style-name="T10">It turns out that the way lambdas are implemented is by creating a small class; this class overloads the operator(), so that it acts just like a function.</text:span></text:p>
            <text:p text:style-name="P7"><text:span text:style-name="T10">A lambda function is an instance of this class; when the class is constructed, any variables in the surrounding environment are passed into the constructor of the lambda function class and saved as member variables.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type is a Lambda?</text:p>
          </draw:text-box>
        </draw:frame>
        <draw:frame draw:style-name="gr3" draw:text-style-name="P10" draw:layer="layout" svg:width="21.618cm" svg:height="1.361cm" svg:x="2.512cm" svg:y="4.684cm">
          <draw:text-box>
            <text:p text:style-name="P7"><text:span text:style-name="T11">C++11 does include a convenient wrapper for storing any kind of function--lambda function, functor, or function pointer: </text:span><text:span text:style-name="T12">std::function</text:span><text:span text:style-name="T11">.</text:span></text:p>
          </draw:text-box>
        </draw:frame>
        <draw:custom-shape draw:style-name="gr2" draw:text-style-name="P3" draw:layer="layout" svg:width="23.114cm" svg:height="13.208cm" svg:x="2.286cm" svg:y="6.458cm">
          <text:p text:style-name="P2"><text:span text:style-name="T2">#include &lt;functional&gt;</text:span></text:p>
          <text:p text:style-name="P2"><text:span text:style-name="T2">#include &lt;vector&gt;</text:span></text:p>
          <text:p text:style-name="P2"><text:span text:style-name="T2"/></text:p>
          <text:p text:style-name="P2"><text:span text:style-name="T2">class AddressBook</text:span></text:p>
          <text:p text:style-name="P2"><text:span text:style-name="T2">{</text:span></text:p>
          <text:p text:style-name="P2"><text:span text:style-name="T2"><text:s text:c="4"/></text:span><text:span text:style-name="T2">public:</text:span></text:p>
          <text:p text:style-name="P2"><text:span text:style-name="T2"><text:s text:c="4"/></text:span><text:span text:style-name="T2">std::vector&lt;string&gt; findMatchingAddresses (std::function&lt;bool (const string&amp;)&gt; func)</text:span></text:p>
          <text:p text:style-name="P2"><text:span text:style-name="T2"><text:s text:c="4"/></text:span><text:span text:style-name="T2">{ </text:span></text:p>
          <text:p text:style-name="P2"><text:span text:style-name="T2"><text:s text:c="8"/></text:span><text:span text:style-name="T2">std::vector&lt;string&gt; results;</text:span></text:p>
          <text:p text:style-name="P2"><text:span text:style-name="T2"><text:s text:c="8"/></text:span><text:span text:style-name="T2">for ( auto itr = _addresses.begin(), end = _addresses.end(); itr != end; ++itr )</text:span></text:p>
          <text:p text:style-name="P2"><text:span text:style-name="T2"><text:s text:c="8"/></text:span><text:span text:style-name="T2">{</text:span></text:p>
          <text:p text:style-name="P2"><text:span text:style-name="T2"><text:s text:c="12"/></text:span><text:span text:style-name="T2">// call the function passed into findMatchingAddresses and see if it matches</text:span></text:p>
          <text:p text:style-name="P2"><text:span text:style-name="T2"><text:s text:c="12"/></text:span><text:span text:style-name="T2">if ( func( *itr ) )</text:span></text:p>
          <text:p text:style-name="P2"><text:span text:style-name="T2"><text:s text:c="12"/></text:span><text:span text:style-name="T2">{</text:span></text:p>
          <text:p text:style-name="P2"><text:span text:style-name="T2"><text:s text:c="16"/></text:span><text:span text:style-name="T2">results.push_back( *itr );</text:span></text:p>
          <text:p text:style-name="P2"><text:span text:style-name="T2"><text:s text:c="12"/></text:span><text:span text:style-name="T2">}</text:span></text:p>
          <text:p text:style-name="P2"><text:span text:style-name="T2"><text:s text:c="8"/></text:span><text:span text:style-name="T2">}</text:span></text:p>
          <text:p text:style-name="P2"><text:span text:style-name="T2"><text:s text:c="8"/></text:span><text:span text:style-name="T2">return results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2">private:</text:span></text:p>
          <text:p text:style-name="P2"><text:span text:style-name="T2"><text:s text:c="4"/></text:span><text:span text:style-name="T2">std::vector&lt;string&gt; _addresses;</text:span></text:p>
          <text:p text:style-name="P2"><text:span text:style-name="T2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 function vs. template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big advantage of std::function over templates is that if you write a template, you need to put the whole function in the header file, whereas std::function does not. This can really help if you're working on code that will change a lot and is included by many source fi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std::function</text:p>
          </draw:text-box>
        </draw:frame>
        <draw:custom-shape draw:style-name="gr2" draw:text-style-name="P3" draw:layer="layout" svg:width="23.114cm" svg:height="5.442cm" svg:x="2.286cm" svg:y="5.226cm">
          <text:p text:style-name="P2"><text:span text:style-name="T2">std::function&lt;int ()&gt; func;</text:span></text:p>
          <text:p text:style-name="P2"><text:span text:style-name="T2">// check if we have a function (we don't since we didn't provide one)</text:span></text:p>
          <text:p text:style-name="P2"><text:span text:style-name="T2">if ( func ) </text:span></text:p>
          <text:p text:style-name="P2"><text:span text:style-name="T2">{</text:span></text:p>
          <text:p text:style-name="P2"><text:span text:style-name="T2"><text:s text:c="4"/></text:span><text:span text:style-name="T2">// if we did have a function, call it</text:span></text:p>
          <text:p text:style-name="P2"><text:span text:style-name="T2"><text:s text:c="4"/></text:span><text:span text:style-name="T2">func();</text:span></text:p>
          <text:p text:style-name="P2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 pointer and lambda functions</text:p>
          </draw:text-box>
        </draw:frame>
        <draw:custom-shape draw:style-name="gr2" draw:text-style-name="P3" draw:layer="layout" svg:width="23.114cm" svg:height="5.442cm" svg:x="2.286cm" svg:y="5.226cm">
          <text:p text:style-name="P2"><text:span text:style-name="T2">typedef int (*func)();</text:span></text:p>
          <text:p text:style-name="P2"><text:span text:style-name="T2">func f = [] () -&gt; int { return 2; };</text:span></text:p>
          <text:p text:style-name="P2"><text:span text:style-name="T2">f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1] http://www.cprogramming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09:08:57.546200499</meta:creation-date>
    <dc:date>2014-10-25T17:02:16.212942030</dc:date>
    <meta:editing-duration>PT3H11M58S</meta:editing-duration>
    <meta:editing-cycles>49</meta:editing-cycles>
    <meta:generator>LibreOffice/4.2.6.3$Linux_X86_64 LibreOffice_project/420m0$Build-3</meta:generator>
    <meta:document-statistic meta:object-count="134"/>
  </office:meta>
</office:document-meta>
</file>